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5"/>
    <style:style style:name="P8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VALUACIÓN TÉCNICA DE PROGRAMACIÓN DEL GRUPO CASTORES</text:p>
      <text:p text:style-name="Standard"><text:span text:style-name="T1"/></text:p>
      <text:p text:style-name="Standard"><text:span text:style-name="T1">NOMBRE</text:span>: RICARDO GARCÍA JIMÉNEZ</text:p>
      <text:p text:style-name="Standard"><text:span text:style-name="T1">CORREO</text:span>: ricardogj08@riseup.net</text:p>
      <text:p text:style-name="Standard"><text:span text:style-name="T1">TÉLEFONO</text:span>: 461 235 4175</text:p>
      <text:p text:style-name="Standard"/>
      <text:p text:style-name="Standard">1. <text:span text:style-name="T1">CONOCIMIENTOS SQL</text:span></text:p>
      <text:list xml:id="list1517257341343466565" text:style-name="L1">
        <text:list-item>
          <text:list>
            <text:list-item>
              <text:p text:style-name="P2">Permite relacionar tablas de bases de datos para generar nuevas vistas utilizando campos que por lo general contienen una llave foránea para unirlas. Una llave foránea hace referencia aun identificador o campo de la tabla que se quiere relacionar.</text:p>
            </text:list-item>
            <text:list-item>
              <text:p text:style-name="P2"/>
            </text:list-item>
          </text:list>
        </text:list-item>
      </text:list>
      <text:list xml:id="list6450847287029745242" text:style-name="L5">
        <text:list-item>
          <text:list>
            <text:list-item>
              <text:p text:style-name="P7"><text:span text:style-name="T1">CROSS JOIN</text:span>: Es el producto cartesiano de las relaciones que intervienen en la combinación (combinar todos con todos).</text:p>
            </text:list-item>
            <text:list-item>
              <text:p text:style-name="P7"><text:span text:style-name="T1">NATURAL JOIN</text:span>: Combina dos relaciones de manera natural entre la clave primaria de una y la clave foránea de otra relación.</text:p>
            </text:list-item>
            <text:list-item>
              <text:p text:style-name="P7"><text:span text:style-name="T1">INNER JOIN</text:span>: Combina dos relaciones cuando se necesita especificar el (los) atributo(s) con los que se debe combinar.</text:p>
            </text:list-item>
            <text:list-item>
              <text:p text:style-name="P7"><text:span text:style-name="T1">LEFT JOIN</text:span>: Combina dos relaciones realizando primero un INNER JOIN y luego añade todas aquellas filas (registros) de la relación nombrada (tabla) en la parte izquierda de la sentencia que no satisfacen la combinación con la relación de la parte derecha.</text:p>
            </text:list-item>
            <text:list-item>
              <text:p text:style-name="P7"><text:span text:style-name="T1">RIGHT JOIN</text:span>: Combina dos relaciones realizando primero un INNER JOIN y luego añade todas aquellas filas (registros) de la relación nombrada (tabla) en la parte derecha de la sentencia que no satisfacen la combinación con la relación de la parte izquierda.</text:p>
            </text:list-item>
            <text:list-item>
              <text:p text:style-name="P7"><text:span text:style-name="T1">FULL JOIN</text:span>: Combina dos relaciones realizando primero un INNER JOIN y luego realiza un LEFT JOIN y por último un RIGHT JOIN.</text:p>
            </text:list-item>
          </text:list>
        </text:list-item>
      </text:list>
      <text:list xml:id="list33667815" text:continue-list="list1517257341343466565" text:style-name="L1">
        <text:list-item>
          <text:list>
            <text:list-item>
              <text:p text:style-name="P2">Son acciones automáticas que se realizan cuando sucede un evento en particular para automatizar tareas repetitivas durante la inserción, modificación, eliminación o consulta de datos.</text:p>
            </text:list-item>
            <text:list-item>
              <text:p text:style-name="P2">Son sentencias SQL reutilizables que se almacenan en la base de datos para realizar un tarea en particular.</text:p>
            </text:list-item>
            <text:list-item>
              <text:p text:style-name="P2"/>
            </text:list-item>
          </text:list>
        </text:list-item>
      </text:list>
      <text:p text:style-name="P8">SELECT</text:p>
      <text:p text:style-name="P8"><text:s text:c="4"/>productos.idProducto,</text:p>
      <text:p text:style-name="P8"><text:s text:c="4"/>productos.nombre,</text:p>
      <text:p text:style-name="P8"><text:s text:c="4"/>COUNT(ventas.idVenta) AS numeroVentas</text:p>
      <text:p text:style-name="P8">FROM productos</text:p>
      <text:p text:style-name="P8">INNER JOIN ventas</text:p>
      <text:p text:style-name="P8"><text:s text:c="4"/>ON productos.idProducto = ventas.idProducto</text:p>
      <text:p text:style-name="P8">GROUP BY productos.idProducto</text:p>
      <text:p text:style-name="P8">HAVING COUNT(ventas.idVenta) = 1</text:p>
      <text:p text:style-name="P8">ORDER BY productos.idProducto ASC;</text:p>
      <text:list xml:id="list33672154" text:continue-numbering="true" text:style-name="L1">
        <text:list-item>
          <text:list>
            <text:list-item>
              <text:p text:style-name="P2"/>
            </text:list-item>
          </text:list>
        </text:list-item>
      </text:list>
      <text:p text:style-name="P8">SELECT</text:p>
      <text:p text:style-name="P8"><text:s text:c="4"/>productos.idProducto,</text:p>
      <text:p text:style-name="P8"><text:s text:c="4"/>productos.nombre,</text:p>
      <text:p text:style-name="P8"><text:s text:c="4"/>SUM(ventas.cantidad) AS cantidadTotalVentas</text:p>
      <text:p text:style-name="P8">FROM productos productos</text:p>
      <text:p text:style-name="P8"><text:soft-page-break/>INNER JOIN ventas</text:p>
      <text:p text:style-name="P8"><text:s text:c="4"/>ON productos.idProducto = ventas.idProducto</text:p>
      <text:p text:style-name="P8">GROUP BY productos.idProducto</text:p>
      <text:p text:style-name="P8">ORDER BY productos.idProducto ASC;</text:p>
      <text:list xml:id="list33696375" text:continue-numbering="true" text:style-name="L1">
        <text:list-item>
          <text:list>
            <text:list-item>
              <text:p text:style-name="P2"/>
            </text:list-item>
          </text:list>
        </text:list-item>
      </text:list>
      <text:p text:style-name="P8">SELECT</text:p>
      <text:p text:style-name="P8"><text:s text:c="4"/>productos.idProducto,</text:p>
      <text:p text:style-name="P8"><text:s text:c="4"/>productos.nombre,</text:p>
      <text:p text:style-name="P8"><text:s text:c="4"/>productos.precio,</text:p>
      <text:p text:style-name="P8"><text:s text:c="4"/>IFNULL(SUM(ventas.cantidad), 0) AS cantidadTotalVentas,</text:p>
      <text:p text:style-name="P8"><text:s text:c="4"/>(IFNULL(SUM(ventas.cantidad), 0) * productos.precio) AS sumaTotalVentas</text:p>
      <text:p text:style-name="P8">FROM productos productos</text:p>
      <text:p text:style-name="P8">LEFT JOIN ventas</text:p>
      <text:p text:style-name="P8"><text:s text:c="4"/>ON productos.idProducto = ventas.idProducto</text:p>
      <text:p text:style-name="P8">GROUP BY productos.idProducto</text:p>
      <text:p text:style-name="P8">ORDER BY productos.idProducto ASC;</text:p>
      <text:p text:style-name="Standard"/>
      <text:p text:style-name="Standard">3. <text:span text:style-name="T1">EJERCICIO PRÁCTICO: DESARROLLO</text:span></text:p>
      <text:list xml:id="list5400438594303290997" text:style-name="L2">
        <text:list-item>
          <text:list>
            <text:list-item>
              <text:p text:style-name="P3"><text:a xlink:type="simple" xlink:href="https://github.com/ricardogj08/inventario-castores" text:style-name="Internet_20_link" text:visited-style-name="Visited_20_Internet_20_Link">https://github.com/ricardogj08/inventario-castores</text:a></text:p>
              <text:list>
                <text:list-item>
                  <text:p text:style-name="P3"><text:a xlink:type="simple" xlink:href="https://notabug.org/ricardogj08/inventario-castores" text:style-name="Internet_20_link" text:visited-style-name="Visited_20_Internet_20_Link">https://notabug.org/ricardogj08/inventario-castores</text:a></text:p>
                </text:list-item>
              </text:list>
            </text:list-item>
          </text:list>
        </text:list-item>
      </text:list>
      <text:p text:style-name="Standard"/>
      <text:p text:style-name="Standard">2. <text:span text:style-name="T1">EJERCICIO PRÁCTICO: BD</text:span></text:p>
      <text:list xml:id="list985032403836193400" text:style-name="L3">
        <text:list-item>
          <text:list>
            <text:list-item>
              <text:p text:style-name="P4"><text:a xlink:type="simple" xlink:href="https://github.com/ricardogj08/inventario-castores/blob/master/docs/database.png" text:style-name="Internet_20_link" text:visited-style-name="Visited_20_Internet_20_Link">https://github.com/ricardogj08/inventario-castores/blob/master/docs/database.png</text:a></text:p>
            </text:list-item>
            <text:list-item>
              <text:p text:style-name="P4"><text:a xlink:type="simple" xlink:href="https://github.com/ricardogj08/inventario-castores/tree/master/SCRIPTS" text:style-name="Internet_20_link" text:visited-style-name="Visited_20_Internet_20_Link">https://github.com/ricardogj08/inventario-castores/tree/master/SCRIPTS</text:a></text:p>
            </text:list-item>
          </text:list>
        </text:list-item>
      </text:list>
      <text:p text:style-name="P1"/>
      <text:p text:style-name="Standard">4.<text:span text:style-name="T1">DOCUMENTACIÓN:</text:span></text:p>
      <text:list xml:id="list7719262275385674029" text:style-name="L4">
        <text:list-item>
          <text:list>
            <text:list-item>
              <text:p text:style-name="P5"><text:a xlink:type="simple" xlink:href="https://github.com/ricardogj08/inventario-castores" text:style-name="Internet_20_link" text:visited-style-name="Visited_20_Internet_20_Link">https://github.com/ricardogj08/inventario-castores</text:a></text:p>
            </text:list-item>
            <text:list-item>
              <text:p text:style-name="P5"><text:a xlink:type="simple" xlink:href="https://github.com/ricardogj08/inventario-castores/blob/master/README.md" text:style-name="Internet_20_link" text:visited-style-name="Visited_20_Internet_20_Link">https://github.com/ricardogj08/inventario-castores/blob/master/README.md</text:a></text:p>
            </text:list-item>
            <text:list-item>
              <text:p text:style-name="P5"><text:a xlink:type="simple" xlink:href="https://drive.google.com/file/d/14eLwQro6MeM78pyrg7BOhsOjh3UopNS9/view?usp=sharing" text:style-name="Internet_20_link" text:visited-style-name="Visited_20_Internet_20_Link">https://drive.google.com/file/d/14eLwQro6MeM78pyrg7BOhsOjh3UopNS9/view?usp=sharing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05T03:00:46.32</meta:creation-date>
    <dc:date>2024-08-05T13:42:36.32</dc:date>
    <meta:editing-duration>PT2H33M40S</meta:editing-duration>
    <meta:editing-cycles>38</meta:editing-cycles>
    <meta:generator>OpenOffice/4.1.15$Win32 OpenOffice.org_project/4115m2$Build-9813</meta:generator>
    <meta:document-statistic meta:table-count="0" meta:image-count="0" meta:object-count="0" meta:page-count="2" meta:paragraph-count="54" meta:word-count="375" meta:character-count="3127"/>
  </office:meta>
</office:document-meta>
</file>